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 Pro Display" svg:font-family="'SF Pro Displ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F Pro Display" fo:font-size="18pt" fo:font-weight="bold" officeooo:rsid="0018d5c4" officeooo:paragraph-rsid="0018d5c4"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SF Pro Display" fo:font-size="22pt" fo:font-weight="bold" officeooo:rsid="0018d5c4" officeooo:paragraph-rsid="0018d5c4" style:font-size-asian="19.25pt" style:font-weight-asian="bold" style:font-size-complex="22pt" style:font-weight-complex="bold"/>
    </style:style>
    <style:style style:name="P3" style:family="paragraph" style:parent-style-name="Standard">
      <style:paragraph-properties fo:text-align="start" style:justify-single-word="false"/>
      <style:text-properties officeooo:paragraph-rsid="001a78e2"/>
    </style:style>
    <style:style style:name="P4" style:family="paragraph" style:parent-style-name="Standard">
      <style:paragraph-properties fo:text-align="start" style:justify-single-word="false"/>
      <style:text-properties officeooo:paragraph-rsid="001bc7c2"/>
    </style:style>
    <style:style style:name="P5" style:family="paragraph" style:parent-style-name="Standard">
      <style:paragraph-properties fo:text-align="start" style:justify-single-word="false"/>
      <style:text-properties officeooo:paragraph-rsid="001c5934"/>
    </style:style>
    <style:style style:name="P6" style:family="paragraph" style:parent-style-name="Standard">
      <style:paragraph-properties fo:text-align="start" style:justify-single-word="false"/>
      <style:text-properties officeooo:paragraph-rsid="0020c40f"/>
    </style:style>
    <style:style style:name="P7" style:family="paragraph" style:parent-style-name="Standard">
      <style:paragraph-properties fo:text-align="start" style:justify-single-word="false"/>
      <style:text-properties officeooo:paragraph-rsid="00225da4"/>
    </style:style>
    <style:style style:name="P8" style:family="paragraph" style:parent-style-name="Standard">
      <style:paragraph-properties fo:text-align="start" style:justify-single-word="false"/>
      <style:text-properties officeooo:paragraph-rsid="0023ec29"/>
    </style:style>
    <style:style style:name="P9" style:family="paragraph" style:parent-style-name="Standard">
      <style:paragraph-properties fo:text-align="start" style:justify-single-word="false"/>
      <style:text-properties officeooo:paragraph-rsid="00245ed4"/>
    </style:style>
    <style:style style:name="P10" style:family="paragraph" style:parent-style-name="Standard">
      <style:paragraph-properties fo:text-align="start" style:justify-single-word="false"/>
      <style:text-properties officeooo:paragraph-rsid="0024e528"/>
    </style:style>
    <style:style style:name="P11" style:family="paragraph" style:parent-style-name="Standard">
      <style:paragraph-properties fo:text-align="start" style:justify-single-word="false"/>
      <style:text-properties officeooo:paragraph-rsid="00266ccd"/>
    </style:style>
    <style:style style:name="P12" style:family="paragraph" style:parent-style-name="Standard">
      <style:paragraph-properties fo:text-align="start" style:justify-single-word="false"/>
      <style:text-properties officeooo:rsid="001a78e2" officeooo:paragraph-rsid="001a78e2"/>
    </style:style>
    <style:style style:name="P13" style:family="paragraph" style:parent-style-name="Standard">
      <style:paragraph-properties fo:text-align="start" style:justify-single-word="false"/>
      <style:text-properties officeooo:rsid="001bc7c2" officeooo:paragraph-rsid="001c5934"/>
    </style:style>
    <style:style style:name="P14" style:family="paragraph" style:parent-style-name="Text_20_body">
      <style:paragraph-properties fo:text-align="start" style:justify-single-word="false"/>
      <style:text-properties officeooo:paragraph-rsid="001bc7c2"/>
    </style:style>
    <style:style style:name="P15" style:family="paragraph" style:parent-style-name="Text_20_body">
      <style:text-properties style:font-name="SF Pro Display" officeooo:rsid="001d3d3f" officeooo:paragraph-rsid="001d3d3f"/>
    </style:style>
    <style:style style:name="P16" style:family="paragraph" style:parent-style-name="Standard">
      <style:paragraph-properties fo:text-align="start" style:justify-single-word="false"/>
      <style:text-properties style:font-name="SF Pro Display" fo:font-size="13pt" fo:font-weight="normal" officeooo:rsid="001a78e2" officeooo:paragraph-rsid="001a78e2"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SF Pro Display" fo:font-size="13pt" fo:font-weight="normal" officeooo:rsid="001bc7c2" officeooo:paragraph-rsid="001a78e2"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SF Pro Display" fo:font-size="13pt" fo:font-weight="normal" officeooo:rsid="001bc7c2" officeooo:paragraph-rsid="001bc7c2"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SF Pro Display" fo:font-size="13pt" fo:font-weight="normal" officeooo:paragraph-rsid="001bc7c2" style:font-size-asian="11.3500003814697pt" style:font-weight-asian="normal" style:font-size-complex="13pt" style:font-weight-complex="normal" loext:padding="0cm" loext:border="none"/>
    </style:style>
    <style:style style:name="P20" style:family="paragraph" style:parent-style-name="Standard">
      <style:paragraph-properties fo:text-align="start" style:justify-single-word="false"/>
      <style:text-properties style:font-name="SF Pro Display" fo:font-size="13pt" fo:font-weight="normal" officeooo:rsid="001c5934" officeooo:paragraph-rsid="001c5934" style:font-size-asian="11.3500003814697pt" style:font-weight-asian="normal" style:font-size-complex="13pt" style:font-weight-complex="normal" loext:padding="0cm" loext:border="none"/>
    </style:style>
    <style:style style:name="P21" style:family="paragraph" style:parent-style-name="Standard">
      <style:paragraph-properties fo:text-align="start" style:justify-single-word="false"/>
      <style:text-properties style:font-name="SF Pro Display" fo:font-size="13pt" fo:font-weight="normal" officeooo:rsid="001c5934" officeooo:paragraph-rsid="001bc7c2" style:font-size-asian="11.3500003814697pt" style:font-weight-asian="normal" style:font-size-complex="13pt" style:font-weight-complex="normal" loext:padding="0cm" loext:border="none"/>
    </style:style>
    <style:style style:name="P22" style:family="paragraph" style:parent-style-name="Standard">
      <style:paragraph-properties fo:text-align="start" style:justify-single-word="false"/>
      <style:text-properties style:font-name="SF Pro Display" fo:font-size="13pt" fo:font-weight="normal" officeooo:rsid="001d3d3f" officeooo:paragraph-rsid="001c5934" style:font-size-asian="11.3500003814697pt" style:font-weight-asian="normal" style:font-size-complex="13pt" style:font-weight-complex="normal" loext:padding="0cm" loext:border="none"/>
    </style:style>
    <style:style style:name="P23" style:family="paragraph" style:parent-style-name="Standard">
      <style:paragraph-properties fo:text-align="start" style:justify-single-word="false"/>
      <style:text-properties style:font-name="SF Pro Display" fo:font-size="13pt" fo:font-weight="normal" officeooo:rsid="0020c40f" officeooo:paragraph-rsid="0020c40f" style:font-size-asian="11.3500003814697pt" style:font-weight-asian="normal" style:font-size-complex="13pt" style:font-weight-complex="normal" loext:padding="0cm" loext:border="none"/>
    </style:style>
    <style:style style:name="P24" style:family="paragraph" style:parent-style-name="Standard">
      <style:paragraph-properties fo:text-align="start" style:justify-single-word="false"/>
      <style:text-properties style:font-name="SF Pro Display" fo:font-size="13pt" fo:font-weight="bold" officeooo:rsid="001a78e2" officeooo:paragraph-rsid="001bc7c2" style:font-size-asian="11.3500003814697pt" style:font-weight-asian="bold" style:font-size-complex="13pt" style:language-complex="hi" style:country-complex="IN" style:font-weight-complex="bold"/>
    </style:style>
    <style:style style:name="P25" style:family="paragraph" style:parent-style-name="Standard">
      <style:paragraph-properties fo:text-align="start" style:justify-single-word="false"/>
      <style:text-properties officeooo:paragraph-rsid="001d3d3f"/>
    </style:style>
    <style:style style:name="P26" style:family="paragraph" style:parent-style-name="Standard">
      <style:paragraph-properties fo:text-align="start" style:justify-single-word="false"/>
      <style:text-properties officeooo:paragraph-rsid="001bc7c2"/>
    </style:style>
    <style:style style:name="P27" style:family="paragraph" style:parent-style-name="Text_20_body" style:list-style-name="L1">
      <style:text-properties style:font-name="SF Pro Display"/>
    </style:style>
    <style:style style:name="P28" style:family="paragraph" style:parent-style-name="Text_20_body" style:list-style-name="L1">
      <style:paragraph-properties fo:margin-top="0cm" fo:margin-bottom="0cm" loext:contextual-spacing="false"/>
      <style:text-properties style:font-name="SF Pro Display"/>
    </style:style>
    <style:style style:name="P29" style:family="paragraph" style:parent-style-name="Text_20_body">
      <style:paragraph-properties style:writing-mode="lr-tb"/>
      <style:text-properties officeooo:paragraph-rsid="001f79a1"/>
    </style:style>
    <style:style style:name="P30" style:family="paragraph" style:parent-style-name="Heading_20_4">
      <style:paragraph-properties fo:text-align="start" style:justify-single-word="false"/>
      <style:text-properties officeooo:rsid="001a78e2" officeooo:paragraph-rsid="001d3d3f"/>
    </style:style>
    <style:style style:name="T1" style:family="text">
      <style:text-properties fo:font-weight="normal"/>
    </style:style>
    <style:style style:name="T2" style:family="text">
      <style:text-properties fo:font-weight="normal" officeooo:rsid="002a5d5c"/>
    </style:style>
    <style:style style:name="T3" style:family="text">
      <style:text-properties style:font-name="SF Pro Display" fo:font-size="13pt" fo:font-weight="normal" style:font-size-asian="11.3500003814697pt" style:font-weight-asian="normal" style:font-size-complex="13pt" style:font-weight-complex="normal"/>
    </style:style>
    <style:style style:name="T4" style:family="text">
      <style:text-properties style:font-name="SF Pro Display" fo:font-size="13pt" fo:font-weight="normal" officeooo:rsid="0018d5c4" style:font-size-asian="11.3500003814697pt" style:font-weight-asian="normal" style:font-size-complex="13pt" style:font-weight-complex="normal"/>
    </style:style>
    <style:style style:name="T5" style:family="text">
      <style:text-properties style:font-name="SF Pro Display" fo:font-size="13pt" fo:font-weight="normal" officeooo:rsid="001a78e2" style:font-size-asian="11.3500003814697pt" style:font-weight-asian="normal" style:font-size-complex="13pt" style:font-weight-complex="normal"/>
    </style:style>
    <style:style style:name="T6" style:family="text">
      <style:text-properties style:font-name="SF Pro Display" fo:font-size="13pt" fo:font-weight="normal" officeooo:rsid="001a78e2" style:font-size-asian="11.3500003814697pt" style:font-weight-asian="normal" style:font-size-complex="13pt" style:font-weight-complex="normal" loext:padding="0cm" loext:border="none"/>
    </style:style>
    <style:style style:name="T7" style:family="text">
      <style:text-properties style:font-name="SF Pro Display" fo:font-size="13pt" fo:font-weight="normal" officeooo:rsid="001ac09c" style:font-size-asian="11.3500003814697pt" style:font-weight-asian="normal" style:font-size-complex="13pt" style:font-weight-complex="normal"/>
    </style:style>
    <style:style style:name="T8" style:family="text">
      <style:text-properties style:font-name="SF Pro Display" fo:font-size="13pt" fo:font-weight="normal" officeooo:rsid="001bc7c2" style:font-size-asian="11.3500003814697pt" style:font-weight-asian="normal" style:font-size-complex="13pt" style:font-weight-complex="normal"/>
    </style:style>
    <style:style style:name="T9" style:family="text">
      <style:text-properties style:font-name="SF Pro Display" fo:font-size="13pt" fo:font-weight="normal" officeooo:rsid="001bc7c2" style:font-size-asian="11.3500003814697pt" style:font-weight-asian="normal" style:font-size-complex="13pt" style:font-weight-complex="normal" loext:padding="0cm" loext:border="none"/>
    </style:style>
    <style:style style:name="T10" style:family="text">
      <style:text-properties style:font-name="SF Pro Display" fo:font-size="13pt" fo:font-weight="normal" style:font-size-asian="11.3500003814697pt" style:font-weight-asian="normal" style:font-size-complex="13pt" style:font-weight-complex="normal" loext:padding="0cm" loext:border="none"/>
    </style:style>
    <style:style style:name="T11" style:family="text">
      <style:text-properties style:font-name="SF Pro Display" fo:font-size="13pt" fo:font-weight="normal" officeooo:rsid="001c5934" style:font-size-asian="11.3500003814697pt" style:font-weight-asian="normal" style:font-size-complex="13pt" style:font-weight-complex="normal" loext:padding="0cm" loext:border="none"/>
    </style:style>
    <style:style style:name="T12" style:family="text">
      <style:text-properties style:font-name="SF Pro Display" fo:font-size="13pt" fo:font-weight="normal" officeooo:rsid="001d3d3f" style:font-size-asian="11.3500003814697pt" style:font-weight-asian="normal" style:font-size-complex="13pt" style:font-weight-complex="normal" loext:padding="0cm" loext:border="none"/>
    </style:style>
    <style:style style:name="T13" style:family="text">
      <style:text-properties style:font-name="SF Pro Display" fo:font-size="13pt" fo:font-weight="normal" officeooo:rsid="0020c40f" style:font-size-asian="11.3500003814697pt" style:font-weight-asian="normal" style:font-size-complex="13pt" style:font-weight-complex="normal" loext:padding="0cm" loext:border="none"/>
    </style:style>
    <style:style style:name="T14" style:family="text">
      <style:text-properties style:font-name="SF Pro Display" fo:font-size="13pt" fo:font-weight="normal" officeooo:rsid="00225da4" style:font-size-asian="11.3500003814697pt" style:font-weight-asian="normal" style:font-size-complex="13pt" style:font-weight-complex="normal"/>
    </style:style>
    <style:style style:name="T15" style:family="text">
      <style:text-properties style:font-name="SF Pro Display" fo:font-size="13pt" fo:font-weight="normal" officeooo:rsid="00225da4" style:font-size-asian="11.3500003814697pt" style:font-weight-asian="normal" style:font-size-complex="13pt" style:font-weight-complex="normal" loext:padding="0cm" loext:border="none"/>
    </style:style>
    <style:style style:name="T16" style:family="text">
      <style:text-properties style:font-name="SF Pro Display" fo:font-size="13pt" fo:font-weight="normal" officeooo:rsid="0023ec29" style:font-size-asian="11.3500003814697pt" style:font-weight-asian="normal" style:font-size-complex="13pt" style:font-weight-complex="normal" loext:padding="0cm" loext:border="none"/>
    </style:style>
    <style:style style:name="T17" style:family="text">
      <style:text-properties style:font-name="SF Pro Display" fo:font-size="13pt" fo:font-weight="normal" officeooo:rsid="0024e528" style:font-size-asian="11.3500003814697pt" style:font-weight-asian="normal" style:font-size-complex="13pt" style:font-weight-complex="normal" loext:padding="0cm" loext:border="none"/>
    </style:style>
    <style:style style:name="T18" style:family="text">
      <style:text-properties style:font-name="SF Pro Display" fo:font-size="13pt" fo:font-weight="normal" officeooo:rsid="00285a27" style:font-size-asian="11.3500003814697pt" style:font-weight-asian="normal" style:font-size-complex="13pt" style:font-weight-complex="normal"/>
    </style:style>
    <style:style style:name="T19" style:family="text">
      <style:text-properties style:font-name="SF Pro Display" fo:font-size="13pt" fo:font-weight="normal" officeooo:rsid="00285a27" style:font-size-asian="11.3500003814697pt" style:font-weight-asian="normal" style:font-size-complex="13pt" style:font-weight-complex="normal" loext:padding="0cm" loext:border="none"/>
    </style:style>
    <style:style style:name="T20" style:family="text">
      <style:text-properties style:font-name="SF Pro Display" fo:font-size="13pt" fo:font-weight="bold" officeooo:rsid="001bc7c2" style:font-size-asian="11.3500003814697pt" style:font-weight-asian="bold" style:font-size-complex="13pt" style:language-complex="hi" style:country-complex="IN" style:font-weight-complex="bold"/>
    </style:style>
    <style:style style:name="T21" style:family="text">
      <style:text-properties style:font-name="SF Pro Display" fo:font-size="13pt" fo:font-weight="bold" officeooo:rsid="001a78e2" style:font-size-asian="11.3500003814697pt" style:font-weight-asian="bold" style:font-size-complex="13pt" style:language-complex="hi" style:country-complex="IN" style:font-weight-complex="bold"/>
    </style:style>
    <style:style style:name="T22" style:family="text">
      <style:text-properties style:font-name="SF Pro Display" fo:font-size="13pt" fo:font-weight="bold" officeooo:rsid="001bc7c2" style:font-size-asian="11.3500003814697pt" style:font-weight-asian="bold" style:font-size-complex="13pt" style:font-weight-complex="bold"/>
    </style:style>
    <style:style style:name="T23" style:family="text">
      <style:text-properties style:font-name="SF Pro Display" fo:font-size="13pt" fo:font-style="normal" fo:font-weight="normal" officeooo:rsid="00225da4" style:font-size-asian="11.3500003814697pt" style:font-style-asian="normal" style:font-weight-asian="normal" style:font-size-complex="13pt" style:font-style-complex="normal" style:font-weight-complex="normal" loext:padding="0cm" loext:border="none"/>
    </style:style>
    <style:style style:name="T24" style:family="text">
      <style:text-properties style:font-name="SF Pro Display" fo:font-size="13pt" fo:font-style="normal" fo:font-weight="normal" officeooo:rsid="0023ec29" style:font-size-asian="11.3500003814697pt" style:font-style-asian="normal" style:font-weight-asian="normal" style:font-size-complex="13pt" style:font-style-complex="normal" style:font-weight-complex="normal" loext:padding="0cm" loext:border="none"/>
    </style:style>
    <style:style style:name="T25" style:family="text">
      <style:text-properties style:font-name="SF Pro Display" fo:font-size="13pt" fo:font-style="normal" fo:font-weight="normal" officeooo:rsid="00245ed4" style:font-size-asian="11.3500003814697pt" style:font-style-asian="normal" style:font-weight-asian="normal" style:font-size-complex="13pt" style:font-style-complex="normal" style:font-weight-complex="normal" loext:padding="0cm" loext:border="none"/>
    </style:style>
    <style:style style:name="T26" style:family="text">
      <style:text-properties style:font-name="SF Pro Display" fo:font-size="13pt" fo:font-style="normal" fo:font-weight="normal" officeooo:rsid="0024e528" style:font-size-asian="11.3500003814697pt" style:font-style-asian="normal" style:font-weight-asian="normal" style:font-size-complex="13pt" style:font-style-complex="normal" style:font-weight-complex="normal" loext:padding="0cm" loext:border="none"/>
    </style:style>
    <style:style style:name="T27" style:family="text">
      <style:text-properties style:font-name="SF Pro Display" fo:font-size="13pt" fo:font-style="normal" fo:font-weight="normal" officeooo:rsid="00266ccd" style:font-size-asian="11.3500003814697pt" style:font-style-asian="normal" style:font-weight-asian="normal" style:font-size-complex="13pt" style:font-style-complex="normal" style:font-weight-complex="normal" loext:padding="0cm" loext:border="none"/>
    </style:style>
    <style:style style:name="T28" style:family="text">
      <style:text-properties style:font-name="SF Pro Display" fo:font-size="13pt" fo:font-style="normal" style:text-underline-style="none" fo:font-weight="normal" officeooo:rsid="001a78e2" style:font-size-asian="11.3500003814697pt" style:font-style-asian="normal" style:font-weight-asian="normal" style:font-size-complex="13pt" style:font-style-complex="normal" style:font-weight-complex="normal" loext:padding="0cm" loext:border="none"/>
    </style:style>
    <style:style style:name="T29" style:family="text">
      <style:text-properties style:font-name="SF Pro Display" fo:font-size="13pt" fo:font-style="normal" style:text-underline-style="none" fo:font-weight="normal" officeooo:rsid="00225da4" style:font-size-asian="11.3500003814697pt" style:font-style-asian="normal" style:font-weight-asian="normal" style:font-size-complex="13pt" style:font-style-complex="normal" style:font-weight-complex="normal" loext:padding="0cm" loext:border="none"/>
    </style:style>
    <style:style style:name="T30" style:family="text">
      <style:text-properties style:font-name="SF Pro Display" fo:font-size="13pt" fo:font-style="italic" fo:font-weight="normal" officeooo:rsid="00245ed4" style:font-size-asian="11.3500003814697pt" style:font-style-asian="italic" style:font-weight-asian="normal" style:font-size-complex="13pt" style:font-style-complex="italic" style:font-weight-complex="normal" loext:padding="0cm" loext:border="none"/>
    </style:style>
    <style:style style:name="T31" style:family="text">
      <style:text-properties style:font-name="SF Pro Display" fo:font-size="13pt" fo:font-style="italic" fo:font-weight="normal" officeooo:rsid="0024e528" style:font-size-asian="11.3500003814697pt" style:font-style-asian="italic" style:font-weight-asian="normal" style:font-size-complex="13pt" style:font-style-complex="italic" style:font-weight-complex="normal" loext:padding="0cm" loext:border="none"/>
    </style:style>
    <style:style style:name="T32" style:family="text">
      <style:text-properties style:font-name="SF Pro Display" fo:font-size="13pt" fo:font-style="italic" fo:font-weight="normal" officeooo:rsid="00266ccd" style:font-size-asian="11.3500003814697pt" style:font-style-asian="italic" style:font-weight-asian="normal" style:font-size-complex="13pt" style:font-style-complex="italic" style:font-weight-complex="normal" loext:padding="0cm" loext:border="none"/>
    </style:style>
    <style:style style:name="T33" style:family="text">
      <style:text-properties style:font-name="SF Pro Display" officeooo:rsid="001d3d3f"/>
    </style:style>
    <style:style style:name="T34" style:family="text">
      <style:text-properties style:font-name="SF Pro Display" fo:font-weight="normal" style:font-weight-asian="normal" style:font-weight-complex="normal"/>
    </style:style>
    <style:style style:name="T35" style:family="text">
      <style:text-properties style:font-name="SF Pro Display" officeooo:rsid="001f79a1"/>
    </style:style>
    <style:style style:name="T36" style:family="text">
      <style:text-properties style:font-name="SF Pro Display" fo:font-weight="bold" style:font-weight-asian="bold" style:font-weight-complex="bold"/>
    </style:style>
    <style:style style:name="T37" style:family="text">
      <style:text-properties style:font-name="SF Pro Display" fo:font-weight="bold" officeooo:rsid="001f79a1" style:font-weight-asian="bold" style:font-weight-complex="bold"/>
    </style:style>
    <style:style style:name="T38" style:family="text">
      <style:text-properties officeooo:rsid="001e6322"/>
    </style:style>
    <style:style style:name="T39" style:family="text">
      <style:text-properties style:text-position="super 58%" style:font-name="SF Pro Display" fo:font-size="13pt" fo:font-weight="normal" officeooo:rsid="00285a27" style:font-size-asian="11.3500003814697pt" style:font-weight-asian="normal" style:font-size-complex="13pt" style:font-weight-complex="normal" loext:padding="0cm" loext:border="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text:s/>on</text:p>
      <text:p text:style-name="P1">Suistanable Development Goals</text:p>
      <text:p text:style-name="P1"/>
      <text:p text:style-name="P2">Climate Action</text:p>
      <text:p text:style-name="P2"/>
      <text:p text:style-name="P3"><text:span text:style-name="T4">The Sustainable Development Goals (SDGs) are a collection of 17 global goals designed to be a "blueprint to achieve a better and more sustainable future for all". The SDGs, set in 2015 by the </text:span><text:a xlink:type="simple" xlink:href="https://en.wikipedia.org/wiki/United_Nations_General_Assembly" text:style-name="Internet_20_link" text:visited-style-name="Visited_20_Internet_20_Link"><text:span text:style-name="T4">United Nations General Assembly</text:span></text:a><text:span text:style-name="T4"> and intended to be achieved by the year 2030, are part of UN </text:span><text:a xlink:type="simple" xlink:href="https://en.wikipedia.org/wiki/United_Nations_General_Assembly_resolution" text:style-name="Internet_20_link" text:visited-style-name="Visited_20_Internet_20_Link"><text:span text:style-name="T4">Resolution</text:span></text:a><text:span text:style-name="T4"> 70/1, the 2030 Agenda. </text:span><text:span text:style-name="T5">[</text:span><text:span text:style-name="T14">1]</text:span></text:p>
      <text:p text:style-name="P16"/>
      <text:p text:style-name="P4"><text:span text:style-name="T5">T</text:span><text:span text:style-name="T7">hese goals </text:span><text:span text:style-name="T3"><text:s/>are broad and interdependent. Each of the SDGs has a list of targets which are measured with indicators. The year by which the target is meant to be achieved varies between the year 2020 or 2030, or no end date is given. </text:span><text:span text:style-name="T7">They have been built from upon decades of work done by the UN and various countries2 both developed and developing and they are essential for developing a world in which the future generations have access to all necessary resources and </text:span><text:span text:style-name="T8">also for making our nation self-reliant in the near future. Achieving these goals as a nation will surely take us a long way in achieving our goal of becoming </text:span><text:span text:style-name="T21">“</text:span><text:span text:style-name="T20">Aatmanirbhar Bharat</text:span><text:span text:style-name="T21">”.</text:span></text:p>
      <text:p text:style-name="P24"/>
      <text:p text:style-name="P12"><text:span text:style-name="T3">Out of the 17 SDGs defined by the United Nations, </text:span><text:span text:style-name="T7">I will talk about the 13</text:span><text:span text:style-name="T18">th</text:span><text:span text:style-name="T7"> sustainable goal, </text:span><text:span text:style-name="T8">called </text:span><text:span text:style-name="T22">Climate Action </text:span><text:span text:style-name="T8">and defined as </text:span></text:p>
      <text:p text:style-name="P17"/>
      <text:h text:style-name="P30" text:outline-level="4"><text:bookmark text:name="&quot;Take_urgent_action_to_combat_climate_change_and_its_impacts_by_regulating_emissions_and_promoting_developments_in_renewable_energy.&quot;[66]"/><text:span text:style-name="T8">"Take urgent action to combat </text:span><text:a xlink:type="simple" xlink:href="https://en.wikipedia.org/wiki/Global_warming" text:style-name="Internet_20_link" text:visited-style-name="Visited_20_Internet_20_Link"><text:span text:style-name="T8">climate change</text:span></text:a><text:span text:style-name="T8"> and its impacts by regulating </text:span><text:a xlink:type="simple" xlink:href="https://en.wikipedia.org/wiki/Emission_of_greenhouse_gases" text:style-name="Internet_20_link" text:visited-style-name="Visited_20_Internet_20_Link"><text:span text:style-name="T8">emissions</text:span></text:a><text:span text:style-name="T8"> and promoting developments in </text:span><text:a xlink:type="simple" xlink:href="https://en.wikipedia.org/wiki/Renewable_energy" text:style-name="Internet_20_link" text:visited-style-name="Visited_20_Internet_20_Link"><text:span text:style-name="T8">renewable energy</text:span></text:a><text:span text:style-name="T8">."</text:span><text:bookmark text:name="cite_ref-66"/><text:span text:style-name="T12">[</text:span><text:span text:style-name="T16">2</text:span><text:span text:style-name="T12">]</text:span></text:h>
      <text:p text:style-name="P18">Some major aspects as to why this goal needs to be achieved as soon as possible can seen from the facts that -</text:p>
      <text:p text:style-name="P18"/>
      <text:p text:style-name="P25"><text:span text:style-name="T8">- </text:span><text:span text:style-name="T10">2019 was the </text:span><text:a xlink:type="simple" xlink:href="https://news.un.org/en/story/2020/03/1059061" text:style-name="Internet_20_link" text:visited-style-name="Visited_20_Internet_20_Link"><text:span text:style-name="T10">second warmest year on record</text:span></text:a><text:span text:style-name="T10"> and the end of the warmest decade (2010- 2019) ever recorded.</text:span><text:span text:style-name="T12">[</text:span><text:span text:style-name="T16">3</text:span><text:span text:style-name="T12">]</text:span></text:p>
      <text:p text:style-name="P19"/>
      <text:p text:style-name="P4"><text:span text:style-name="T10">- Carbon dioxide (CO2) levels and other </text:span><text:a xlink:type="simple" xlink:href="https://news.un.org/en/story/2020/04/1062332" text:style-name="Internet_20_link" text:visited-style-name="Visited_20_Internet_20_Link"><text:span text:style-name="T10">greenhouse gases in the atmosphere</text:span></text:a><text:span text:style-name="T10"> rose to new records in 2019.</text:span><text:span text:style-name="T12">[</text:span><text:span text:style-name="T16">3</text:span><text:span text:style-name="T12">]</text:span></text:p>
      <text:p text:style-name="P19"/>
      <text:p text:style-name="P25"><text:span text:style-name="T10">- Although greenhouse gas emissions are projected to drop about 6 per cent in 2020 due to travel bans and economic slowdowns resulting from the COVID-19 pandemic, this improvement is only temporary </text:span><text:span text:style-name="T11">and still falls short of the 7.6 per cent annual reduction required to limit global warming to 1.5</text:span><text:span text:style-name="T39">o</text:span><text:span text:style-name="T11">C</text:span><text:span text:style-name="T10">. </text:span><text:span text:style-name="T16">[4</text:span><text:span text:style-name="T11">]</text:span><text:span text:style-name="T17">[5]</text:span><text:span text:style-name="T10"> </text:span><text:a xlink:type="simple" xlink:href="https://news.un.org/en/story/2020/04/1062332" text:style-name="Internet_20_link" text:visited-style-name="Visited_20_Internet_20_Link"><text:span text:style-name="T10">Climate change is not on pause</text:span></text:a><text:span text:style-name="T10">. Once the global economy begins to recover from the pandemic, emissions are expected to return to higher levels.</text:span><text:span text:style-name="T12">[</text:span><text:span text:style-name="T16">3</text:span><text:span text:style-name="T12">]</text:span></text:p>
      <text:p text:style-name="P19"/>
      <text:p text:style-name="P4"><text:span text:style-name="T10">- Climate change is affecting every country on every continent. It is disrupting national economies and affecting lives. Weather patterns are changing, sea levels are rising, and weather events are becoming more extreme.</text:span><text:span text:style-name="T11">[</text:span><text:span text:style-name="T17">3</text:span><text:span text:style-name="T11">]</text:span></text:p>
      <text:p text:style-name="P19"><text:soft-page-break/></text:p>
      <text:p text:style-name="P4"><text:span text:style-name="T9">All these are evident from years of work done by atmospheric scientists working in different domains of the field, from oceaography to geology and atmospheric sciences. It is clear that s</text:span><text:span text:style-name="T10">aving lives and livelihoods requires urgent action to address both the pandemic and the climate emergency.</text:span></text:p>
      <text:p text:style-name="P19"/>
      <text:p text:style-name="P13"><text:span text:style-name="T10">A healthy, progressive and economical strong nation can be fostered only in the best surroundings and to choose one between economic development and climate stability, by <text:s/>ignoring the other will be a great disservice to the future generations and by definition is against the very nature of Sustainnable development and hence it is evident that climage action is the perhaps one of the, if not the most importance goals in the </text:span><text:span text:style-name="T11">SDGs defined by the United Nations. </text:span></text:p>
      <text:p text:style-name="P20"/>
      <text:p text:style-name="P20">**But how can the nations achieve this?**</text:p>
      <text:p text:style-name="P21"/>
      <text:p text:style-name="P5"><text:span text:style-name="T11">The United Nations Sustainable development goals report </text:span><text:span text:style-name="T12">2020 </text:span><text:span text:style-name="T11">[</text:span><text:span text:style-name="T17">6</text:span><text:span text:style-name="T11">] </text:span><text:span text:style-name="T12">states states that only 85 countries have national disaster risk reduction strategies alligned to the Sendai Framework [</text:span><text:span text:style-name="T17">7</text:span><text:span text:style-name="T12">] and investment in fossil fuels continues to be higher than investments in climate activities. These things need to change and the </text:span><text:a xlink:type="simple" xlink:href="https://unfccc.int/process-and-meetings/the-paris-agreement/the-paris-agreement" text:style-name="Internet_20_link" text:visited-style-name="Visited_20_Internet_20_Link"><text:span text:style-name="T12">Paris Agreement</text:span></text:a><text:span text:style-name="T12"> [</text:span><text:span text:style-name="T17">8</text:span><text:span text:style-name="T12">], adopted in 2015, aims to strengthen the global response to the threat of climate change by keeping a global temperature rise this century well below 2 degrees Celsius above pre-industrial levels. The agreement also aims to strengthen the ability of countries to deal with the impacts of climate change, through appropriate financial flows, a new technology framework and an enhanced capacity building framework.</text:span></text:p>
      <text:p text:style-name="P22"/>
      <text:p text:style-name="P14"><text:span text:style-name="T10">The UN Secretary-General has proposed </text:span><text:a xlink:type="simple" xlink:href="https://www.un.org/en/un-coronavirus-communications-team/un-urges-countries-‘build-back-better’" text:style-name="Internet_20_link" text:visited-style-name="Visited_20_Internet_20_Link"><text:span text:style-name="T10">six climate-positive actions</text:span></text:a><text:span text:style-name="T10"> for governments to take once they go about building back their economies and societies:</text:span><text:span text:style-name="T17">[3]</text:span></text:p>
      <text:list xml:id="list229406660" text:style-name="L1">
        <text:list-item>
          <text:p text:style-name="P28"><text:span text:style-name="T1">Green transition: Investments must accelerate the decarbonization of all aspects of our economy.</text:span> </text:p>
        </text:list-item>
        <text:list-item>
          <text:p text:style-name="P28"><text:span text:style-name="T1">Green jobs and sustainable and inclusive growth</text:span> </text:p>
        </text:list-item>
        <text:list-item>
          <text:p text:style-name="P28"><text:span text:style-name="T1">Green economy: making societies and people more resilient through a transition that is fair to all and leaves no one behind.</text:span> </text:p>
        </text:list-item>
        <text:list-item>
          <text:p text:style-name="P28"><text:span text:style-name="T1">Invest in sustainable solutions: fossil fuel subsidies must end and polluters must pay for their pollution.</text:span> </text:p>
        </text:list-item>
        <text:list-item>
          <text:p text:style-name="P28"><text:span text:style-name="T1">Confront all climate risks</text:span> </text:p>
        </text:list-item>
        <text:list-item>
          <text:p text:style-name="P27"><text:span text:style-name="T1">Cooperation – no country can succeed alone.</text:span> </text:p>
        </text:list-item>
      </text:list>
      <text:p text:style-name="P15">In addition to this, as a nation, India needs to focus on investments in alternate sources of energy, specifically in the sectors of Geothermal and Hydro energy that have shown a lot of promise. In addition to this, India can increase investments in the research and development of <text:span text:style-name="T38">environment friendly technologies such as using Natural Gas instead of Diesel and promote car-pooling, etc. The biggest that India can take as a developing nation is to make policies and laws to create more awareness among the general public about climate change and its imprtance and how each individual can play a small role in helping save Mother India and mother earth.</text:span></text:p>
      <text:p text:style-name="P15"/>
      <text:p text:style-name="P29"><text:soft-page-break/><text:span text:style-name="T36">Mitigating climate change is a question of survival</text:span><text:span text:style-name="T33"> </text:span><text:span text:style-name="T35">and it is essential for Humans as a species to come together and work together and take the necessary steps of </text:span><text:span text:style-name="T37">Climate Action</text:span><text:span text:style-name="T35"> to overcome this major hurdle that stands in front of a Sustainable Future and as a young asoiring atmospheric scientist, I am optimistic that we can surely get it done in this decade.</text:span></text:p>
      <text:p text:style-name="P19"/>
      <text:p text:style-name="P23"># References</text:p>
      <text:p text:style-name="P23"/>
      <text:p text:style-name="P6"><text:span text:style-name="T13">1. </text:span><text:span text:style-name="Citation"><text:span text:style-name="T28">"Transforming our world: the 2030 Agenda for Sustainable Development". </text:span></text:span><text:span text:style-name="Citation"><text:span text:style-name="T6">United Nations – Sustainable Development knowledge platform. </text:span></text:span><text:span text:style-name="Citation"><text:span text:style-name="T23">(</text:span></text:span><text:a xlink:type="simple" xlink:href="https://sustainabledevelopment.un.org/post2015/transformingourworld" text:style-name="Internet_20_link" text:visited-style-name="Visited_20_Internet_20_Link"><text:span text:style-name="Citation"><text:span text:style-name="T23">https://sustainabledevelopment.un.org/post2015/transformingourworld</text:span></text:span></text:a><text:span text:style-name="Citation"><text:span text:style-name="T23">)</text:span></text:span></text:p>
      <text:p text:style-name="P6"><text:span text:style-name="Citation"><text:span text:style-name="T23"/></text:span></text:p>
      <text:p text:style-name="P7"><text:span text:style-name="Citation"><text:span text:style-name="T23">2. </text:span></text:span><text:span text:style-name="Citation"><text:span text:style-name="T29">"Goal 13: Climate action".</text:span></text:span><text:span text:style-name="Citation"><text:span text:style-name="T15"> UNDP. </text:span></text:span><text:span text:style-name="Citation"><text:span text:style-name="T24">2018. (</text:span></text:span><text:a xlink:type="simple" xlink:href="https://www.undp.org/content/undp/en/home/sustainable-development-goals/goal-13-climate-action.html" text:style-name="Internet_20_link" text:visited-style-name="Visited_20_Internet_20_Link"><text:span text:style-name="Citation"><text:span text:style-name="T24">https://www.undp.org/content/undp/en/home/sustainable-development-goals/goal-13-climate-action.html</text:span></text:span></text:a><text:span text:style-name="Citation"><text:span text:style-name="T24">)</text:span></text:span></text:p>
      <text:p text:style-name="P7"><text:span text:style-name="Citation"><text:span text:style-name="T24"/></text:span></text:p>
      <text:p text:style-name="P9"><text:span text:style-name="Citation"><text:span text:style-name="T24">3. </text:span></text:span><text:span text:style-name="Citation"><text:span text:style-name="T25">Climate Change - United Nations Sustainable Development Goals. </text:span></text:span><text:span text:style-name="Citation"><text:span text:style-name="T30">United Nations Sustainable Development Goals. </text:span></text:span><text:span text:style-name="Citation"><text:span text:style-name="T25">2020. (</text:span></text:span><text:a xlink:type="simple" xlink:href="https://www.un.org/sustainabledevelopment/climate-change/" text:style-name="Internet_20_link" text:visited-style-name="Visited_20_Internet_20_Link"><text:span text:style-name="Citation"><text:span text:style-name="T25">https://www.un.org/sustainabledevelopment/climate-change/</text:span></text:span></text:a><text:span text:style-name="Citation"><text:span text:style-name="T25">)</text:span></text:span></text:p>
      <text:p text:style-name="P8"><text:span text:style-name="Citation"><text:span text:style-name="T25"/></text:span></text:p>
      <text:p text:style-name="P9"><text:span text:style-name="Citation"><text:span text:style-name="T25">4. Goal 13 – Department of Economic and Social Affairs. </text:span></text:span><text:span text:style-name="Citation"><text:span text:style-name="T30">United Nations Sustainable Development Goals. </text:span></text:span><text:span text:style-name="Citation"><text:span text:style-name="T25">2018. <text:s/>(</text:span></text:span><text:a xlink:type="simple" xlink:href="https://sdgs.un.org/goals/goal13" text:style-name="Internet_20_link" text:visited-style-name="Visited_20_Internet_20_Link"><text:span text:style-name="Citation"><text:span text:style-name="T25">https://sdgs.un.org/goals/goal13</text:span></text:span></text:a><text:span text:style-name="Citation"><text:span text:style-name="T25">)</text:span></text:span></text:p>
      <text:p text:style-name="P9"><text:span text:style-name="Citation"><text:span text:style-name="T25"/></text:span></text:p>
      <text:p text:style-name="P10"><text:span text:style-name="Citation"><text:span text:style-name="T26">5. Fall in COVID-linked carbon emissions won’t halt climate change - UN weather agency chief. </text:span></text:span><text:span text:style-name="Citation"><text:span text:style-name="T31">UN News. </text:span></text:span><text:span text:style-name="Citation"><text:span text:style-name="T26">22 April</text:span></text:span><text:span text:style-name="Citation"><text:span text:style-name="T31"> </text:span></text:span><text:span text:style-name="Citation"><text:span text:style-name="T26">2020. (</text:span></text:span><text:a xlink:type="simple" xlink:href="https://news.un.org/en/story/2020/04/1062332" text:style-name="Internet_20_link" text:visited-style-name="Visited_20_Internet_20_Link"><text:span text:style-name="Citation"><text:span text:style-name="T26">https://news.un.org/en/story/2020/04/1062332</text:span></text:span></text:a><text:span text:style-name="Citation"><text:span text:style-name="T26">)</text:span></text:span></text:p>
      <text:p text:style-name="P10"><text:span text:style-name="Citation"><text:span text:style-name="T26"/></text:span></text:p>
      <text:p text:style-name="P10"><text:span text:style-name="Citation"><text:span text:style-name="T26">6. The Sustainable Development Goals Report 2020. </text:span></text:span><text:span text:style-name="Citation"><text:span text:style-name="T31">UN Stats, United Nations. </text:span></text:span><text:span text:style-name="Citation"><text:span text:style-name="T26">(</text:span></text:span><text:a xlink:type="simple" xlink:href="https://unstats.un.org/sdgs/report/2020/" text:style-name="Internet_20_link" text:visited-style-name="Visited_20_Internet_20_Link"><text:span text:style-name="Citation"><text:span text:style-name="T26">https://unstats.un.org/sdgs/report/2020/</text:span></text:span></text:a><text:span text:style-name="Citation"><text:span text:style-name="T26">)</text:span></text:span></text:p>
      <text:p text:style-name="P10"><text:span text:style-name="Citation"><text:span text:style-name="T26"/></text:span></text:p>
      <text:p text:style-name="P10"><text:span text:style-name="Citation"><text:span text:style-name="T26">7. <text:s/></text:span></text:span><text:span text:style-name="Citation"><text:span text:style-name="T27">The Paris Agreement. </text:span></text:span><text:span text:style-name="Citation"><text:span text:style-name="T32">UNFCCC, United Nations Climate Change. </text:span></text:span><text:span text:style-name="Citation"><text:span text:style-name="T27">(</text:span></text:span><text:a xlink:type="simple" xlink:href="https://unstats.un.org/sdgs/report/2020/" text:style-name="Internet_20_link" text:visited-style-name="Visited_20_Internet_20_Link"><text:span text:style-name="Citation"><text:span text:style-name="T27">https://unstats.un.org/sdgs/report/2020/</text:span></text:span></text:a><text:span text:style-name="Citation"><text:span text:style-name="T27">)</text:span></text:span></text:p>
      <text:p text:style-name="P10"><text:span text:style-name="Citation"><text:span text:style-name="T27"/></text:span></text:p>
      <text:p text:style-name="P11"><text:span text:style-name="Citation"><text:span text:style-name="T27">8. What is the Sendai Framework ? </text:span></text:span><text:span text:style-name="Citation"><text:span text:style-name="T32">UNDRR, United Nations. </text:span></text:span><text:span text:style-name="Citation"><text:span text:style-name="T27">(</text:span></text:span><text:a xlink:type="simple" xlink:href="https://www.undrr.org/implementing-sendai-framework/what-sendai-framework" text:style-name="Internet_20_link" text:visited-style-name="Visited_20_Internet_20_Link"><text:span text:style-name="Citation"><text:span text:style-name="T27">https://www.undrr.org/implementing-sendai-framework/what-sendai-framework</text:span></text:span></text:a><text:span text:style-name="Citation"><text:span text:style-name="T27">)</text:span></text:span></text:p>
      <text:p text:style-name="P11"><text:span text:style-name="Citation"><text:span text:style-name="T27"/></text:span></text:p>
      <text:p text:style-name="P10"><text:span text:style-name="Citation"><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 Pro Display" svg:font-family="'SF Pro Displ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03:45:49.774501895</meta:creation-date>
    <dc:date>2020-08-18T15:51:36.314386651</dc:date>
    <meta:editing-duration>PT51M13S</meta:editing-duration>
    <meta:editing-cycles>12</meta:editing-cycles>
    <meta:generator>LibreOffice/6.1.5.2$Linux_X86_64 LibreOffice_project/10$Build-2</meta:generator>
    <meta:document-statistic meta:table-count="0" meta:image-count="0" meta:object-count="0" meta:page-count="3" meta:paragraph-count="34" meta:word-count="1017" meta:character-count="6676" meta:non-whitespace-character-count="5683"/>
  </office:meta>
</office:document-meta>
</file>